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0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Liberation Sans1" fo:font-size="20pt" fo:font-style="italic" style:font-size-asian="20pt" style:font-name-complex="Liberation Sans1" style:font-size-complex="20pt" style:font-style-complex="italic"/>
    </style:style>
    <style:style style:name="T2" style:family="text">
      <style:text-properties fo:color="#000000" style:font-name="Liberation Sans1" fo:font-size="9pt" style:font-size-asian="9pt" style:font-name-complex="Liberation Sans1" style:font-size-complex="9pt"/>
    </style:style>
    <style:style style:name="T3" style:family="text">
      <style:text-properties fo:color="#000000" style:font-name="Liberation Sans1" fo:font-size="10pt" fo:font-style="italic" style:font-size-asian="10pt" style:font-name-complex="Liberation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line draw:style-name="gr2" draw:text-style-name="P2" draw:layer="layout" svg:x1="4.998cm" svg:y1="6cm" svg:x2="4.998cm" svg:y2="8.999cm">
          <text:p/>
        </draw:line>
        <draw:line draw:style-name="gr2" draw:text-style-name="P2" draw:layer="layout" svg:x1="4.998cm" svg:y1="9cm" svg:x2="11cm" svg:y2="6cm">
          <text:p/>
        </draw:line>
        <draw:line draw:style-name="gr2" draw:text-style-name="P2" draw:layer="layout" svg:x1="10.999cm" svg:y1="6cm" svg:x2="10.999cm" svg:y2="9.8cm">
          <text:p/>
        </draw:line>
        <draw:path draw:style-name="gr2" draw:text-style-name="P2" draw:layer="layout" svg:width="12.982cm" svg:height="4.35cm" svg:x="2.099cm" svg:y="5.799cm" svg:viewBox="0 0 12983 4351" svg:d="M0 0c9737 0 3245 4351 12983 4351">
          <text:p/>
        </draw:path>
        <draw:line draw:style-name="gr3" draw:text-style-name="P2" draw:layer="layout" svg:x1="4.998cm" svg:y1="9cm" svg:x2="6.46cm" svg:y2="6.854cm">
          <text:p/>
        </draw:line>
        <draw:polygon draw:style-name="gr4" draw:text-style-name="P3" draw:layer="layout" svg:width="0.378cm" svg:height="0.455cm" svg:x="6.321cm" svg:y="6.501cm" svg:viewBox="0 0 379 456" draw:points="379,0 0,287 251,456">
          <text:p/>
        </draw:polygon>
        <draw:line draw:style-name="gr3" draw:text-style-name="P2" draw:layer="layout" svg:x1="11cm" svg:y1="6cm" svg:x2="9.521cm" svg:y2="8.432cm">
          <text:p/>
        </draw:line>
        <draw:polygon draw:style-name="gr4" draw:text-style-name="P3" draw:layer="layout" svg:width="0.363cm" svg:height="0.462cm" svg:x="9.299cm" svg:y="8.336cm" svg:viewBox="0 0 364 463" draw:points="0,463 364,155 106,0">
          <text:p/>
        </draw:polygon>
        <draw:line draw:style-name="gr3" draw:text-style-name="P2" draw:layer="layout" svg:x1="5.39cm" svg:y1="8.177cm" svg:x2="5.708cm" svg:y2="8.323cm">
          <text:p/>
        </draw:line>
        <draw:polygon draw:style-name="gr4" draw:text-style-name="P3" draw:layer="layout" svg:width="0.473cm" svg:height="0.321cm" svg:x="4.998cm" svg:y="8.001cm" svg:viewBox="0 0 474 322" draw:points="0,0 350,322 474,49">
          <text:p/>
        </draw:polygon>
        <draw:polygon draw:style-name="gr4" draw:text-style-name="P3" draw:layer="layout" svg:width="0.473cm" svg:height="0.321cm" svg:x="5.626cm" svg:y="8.177cm" svg:viewBox="0 0 474 322" draw:points="474,322 124,0 0,273">
          <text:p/>
        </draw:polygon>
        <draw:line draw:style-name="gr3" draw:text-style-name="P2" draw:layer="layout" svg:x1="10.421cm" svg:y1="6.685cm" svg:x2="10.679cm" svg:y2="6.915cm">
          <text:p/>
        </draw:line>
        <draw:polygon draw:style-name="gr4" draw:text-style-name="P3" draw:layer="layout" svg:width="0.437cm" svg:height="0.413cm" svg:x="10.1cm" svg:y="6.399cm" svg:viewBox="0 0 438 414" draw:points="0,0 237,414 438,187">
          <text:p/>
        </draw:polygon>
        <draw:polygon draw:style-name="gr4" draw:text-style-name="P3" draw:layer="layout" svg:width="0.434cm" svg:height="0.413cm" svg:x="10.565cm" svg:y="6.787cm" svg:viewBox="0 0 435 414" draw:points="435,414 199,0 0,227">
          <text:p/>
        </draw:polygon>
        <draw:path draw:style-name="gr4" draw:text-style-name="P3" draw:layer="layout" svg:width="0.201cm" svg:height="0.201cm" svg:x="10.9cm" svg:y="5.898cm" svg:viewBox="0 0 202 202" svg:d="M100 0c57 0 99 47 99 103 0 53-42 99-99 99s-100-46-100-99c0-56 43-103 100-103zM0 0zM202 202z">
          <text:p/>
        </draw:path>
        <draw:path draw:style-name="gr5" draw:text-style-name="P2" draw:layer="layout" svg:width="0.198cm" svg:height="0.201cm" svg:x="10.9cm" svg:y="5.898cm" svg:viewBox="0 0 199 202" svg:d="M100 0c57 0 99 47 99 103 0 53-42 99-99 99-56 0-100-46-100-99 0-56 44-103 100-103z">
          <text:p/>
        </draw:path>
        <draw:polygon draw:style-name="gr5" draw:text-style-name="P2" draw:layer="layout" svg:width="0cm" svg:height="0cm" svg:x="10.9cm" svg:y="5.898cm" svg:viewBox="0 0 0 0" draw:points="0,0">
          <text:p/>
        </draw:polygon>
        <draw:polygon draw:style-name="gr5" draw:text-style-name="P2" draw:layer="layout" svg:width="0cm" svg:height="0cm" svg:x="11.101cm" svg:y="6.099cm" svg:viewBox="0 0 0 0" draw:points="0,0">
          <text:p/>
        </draw:polygon>
        <draw:path draw:style-name="gr4" draw:text-style-name="P3" draw:layer="layout" svg:width="0.201cm" svg:height="0.201cm" svg:x="4.9cm" svg:y="8.9cm" svg:viewBox="0 0 202 202" svg:d="M99 0c57 0 99 42 99 100 0 56-42 99-99 99-56 0-99-43-99-99 0-58 43-100 99-100zM0 0zM202 202z">
          <text:p/>
        </draw:path>
        <draw:path draw:style-name="gr5" draw:text-style-name="P2" draw:layer="layout" svg:width="0.197cm" svg:height="0.198cm" svg:x="4.9cm" svg:y="8.9cm" svg:viewBox="0 0 198 199" svg:d="M98 0c58 0 100 42 100 100 0 56-42 99-100 99-56 0-98-43-98-99 0-58 42-100 98-100z">
          <text:p/>
        </draw:path>
        <draw:polygon draw:style-name="gr5" draw:text-style-name="P2" draw:layer="layout" svg:width="0cm" svg:height="0cm" svg:x="4.9cm" svg:y="8.9cm" svg:viewBox="0 0 0 0" draw:points="0,0">
          <text:p/>
        </draw:polygon>
        <draw:polygon draw:style-name="gr5" draw:text-style-name="P2" draw:layer="layout" svg:width="0cm" svg:height="0cm" svg:x="5.101cm" svg:y="9.101cm" svg:viewBox="0 0 0 0" draw:points="0,0">
          <text:p/>
        </draw:polygon>
        <draw:frame draw:style-name="gr6" draw:text-style-name="P5" draw:layer="layout" svg:width="0.705cm" svg:height="0.788cm" svg:x="9.941cm" svg:y="7.927cm">
          <draw:text-box>
            <text:p text:style-name="P4"><text:span text:style-name="T1">ρ</text:span></text:p>
          </draw:text-box>
        </draw:frame>
        <draw:frame draw:style-name="gr7" draw:text-style-name="P6" draw:layer="layout" svg:width="0.317cm" svg:height="0.349cm" svg:x="10.351cm" svg:y="8.627cm">
          <draw:text-box>
            <text:p text:style-name="P4"><text:span text:style-name="T2">2</text:span></text:p>
          </draw:text-box>
        </draw:frame>
        <draw:frame draw:style-name="gr8" draw:text-style-name="P7" draw:layer="layout" svg:width="0.352cm" svg:height="0.391cm" svg:x="11.451cm" svg:y="7.096cm">
          <draw:text-box>
            <text:p text:style-name="P4"><text:span text:style-name="T3">2</text:span></text:p>
          </draw:text-box>
        </draw:frame>
        <draw:frame draw:style-name="gr6" draw:text-style-name="P5" draw:layer="layout" svg:width="0.705cm" svg:height="0.788cm" svg:x="6.449cm" svg:y="6.985cm">
          <draw:text-box>
            <text:p text:style-name="P4"><text:span text:style-name="T1">ρ</text:span></text:p>
          </draw:text-box>
        </draw:frame>
        <draw:frame draw:style-name="gr8" draw:text-style-name="P7" draw:layer="layout" svg:width="0.352cm" svg:height="0.391cm" svg:x="6.851cm" svg:y="7.583cm">
          <draw:text-box>
            <text:p text:style-name="P4"><text:span text:style-name="T3">1</text:span></text:p>
          </draw:text-box>
        </draw:frame>
        <draw:frame draw:style-name="gr6" draw:text-style-name="P5" draw:layer="layout" svg:width="0.705cm" svg:height="0.788cm" svg:x="5.849cm" svg:y="8.424cm">
          <draw:text-box>
            <text:p text:style-name="P4"><text:span text:style-name="T1">α</text:span></text:p>
          </draw:text-box>
        </draw:frame>
        <draw:frame draw:style-name="gr9" draw:text-style-name="P8" draw:layer="layout" svg:width="0.302cm" svg:height="0.391cm" svg:x="6.4cm" svg:y="8.899cm">
          <draw:text-box>
            <text:p text:style-name="P4"><text:span text:style-name="T3">1</text:span></text:p>
          </draw:text-box>
        </draw:frame>
        <draw:frame draw:style-name="gr6" draw:text-style-name="P5" draw:layer="layout" svg:width="0.705cm" svg:height="0.788cm" svg:x="11.049cm" svg:y="6.724cm">
          <draw:text-box>
            <text:p text:style-name="P4"><text:span text:style-name="T1">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1T16:22:36.457807641</dc:date>
    <meta:editing-duration>PT2M34S</meta:editing-duration>
    <meta:editing-cycles>1</meta:editing-cycles>
    <meta:document-statistic meta:object-count="31"/>
    <meta:generator>LibreOffice/5.3.1.2$Linux_X86_64 LibreOffice_project/30m0$Build-2</meta:generator>
  </office:meta>
</office:document-meta>
</file>